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fo:font-size="25pt" officeooo:paragraph-rsid="000e14c8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fo:font-size="25pt" officeooo:paragraph-rsid="000eb97f" style:font-size-asian="25pt" style:font-size-complex="25pt"/>
    </style:style>
    <style:style style:name="P4" style:family="paragraph" style:parent-style-name="Standard">
      <style:paragraph-properties fo:text-align="center" style:justify-single-word="false"/>
      <style:text-properties fo:font-size="25pt" officeooo:paragraph-rsid="000f1c43" style:font-size-asian="25pt" style:font-size-complex="25pt"/>
    </style:style>
    <style:style style:name="P5" style:family="paragraph" style:parent-style-name="Standard">
      <style:paragraph-properties fo:text-align="center" style:justify-single-word="false"/>
      <style:text-properties fo:font-size="25pt" officeooo:rsid="000eb97f" officeooo:paragraph-rsid="000eb97f" style:font-size-asian="25pt" style:font-size-complex="25pt"/>
    </style:style>
    <style:style style:name="P6" style:family="paragraph" style:parent-style-name="Standard">
      <style:paragraph-properties fo:text-align="center" style:justify-single-word="false"/>
      <style:text-properties fo:font-size="25pt" officeooo:rsid="000f1c43" officeooo:paragraph-rsid="000f1c43" style:font-size-asian="25pt" style:font-size-complex="25pt"/>
    </style:style>
    <style:style style:name="P7" style:family="paragraph" style:parent-style-name="Standard">
      <style:paragraph-properties fo:text-align="center" style:justify-single-word="false"/>
      <style:text-properties fo:font-size="25pt" officeooo:rsid="000cd03b" style:font-size-asian="25pt" style:font-size-complex="25pt"/>
    </style:style>
    <style:style style:name="P8" style:family="paragraph" style:parent-style-name="Standard">
      <style:paragraph-properties fo:text-align="center" style:justify-single-word="false"/>
      <style:text-properties fo:font-size="25pt" officeooo:rsid="000cd03b" officeooo:paragraph-rsid="000cd03b" style:font-size-asian="25pt" style:font-size-complex="25pt"/>
    </style:style>
    <style:style style:name="P9" style:family="paragraph" style:parent-style-name="Standard">
      <style:paragraph-properties fo:text-align="center" style:justify-single-word="false"/>
      <style:text-properties fo:font-size="25pt" officeooo:rsid="000cd03b" officeooo:paragraph-rsid="000eb97f" style:font-size-asian="25pt" style:font-size-complex="25pt"/>
    </style:style>
    <style:style style:name="P10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fo:font-size="40pt" officeooo:rsid="000cd03b" style:font-size-asian="40pt" style:font-size-complex="4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cd03b" style:font-size-asian="18pt" style:font-size-complex="18pt"/>
    </style:style>
    <style:style style:name="T3" style:family="text">
      <style:text-properties officeooo:rsid="000cd03b"/>
    </style:style>
    <style:style style:name="T4" style:family="text">
      <style:text-properties officeooo:rsid="001269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ERTIFICATE</text:p>
      <text:p text:style-name="P10"/>
      <text:p text:style-name="P8">for</text:p>
      <text:p text:style-name="P2"><text:text-input text:description="">${uc.userLoginName}</text:text-input><text:text-input text:description=""/></text:p>
      <text:p text:style-name="P5">(<text:text-input text:description="">${uc.userFullName}</text:text-input>)</text:p>
      <text:p text:style-name="P7">who on</text:p>
      <text:p text:style-name="P4"><text:text-input text:description="${uc.eventShortDescWithYear!''}"/><text:text-input text:description="">${uc.eventShortDescWithYear}</text:text-input></text:p>
      <text:p text:style-name="P6">tournament of</text:p>
      <text:p text:style-name="P1">Zematix</text:p>
      <text:p text:style-name="P1">JWorldcup</text:p>
      <text:p text:style-name="P9">bet contest in</text:p>
      <text:p text:style-name="P3"><text:text-input text:description="">${uc.userGroupName}</text:text-input></text:p>
      <text:p text:style-name="P5">user group achieved</text:p>
      <text:p text:style-name="P1"><text:text-input text:description="">${uc.userScore}</text:text-input></text:p>
      <text:p text:style-name="P1">po<text:span text:style-name="T3">i</text:span>nt<text:span text:style-name="T3">s on</text:span></text:p>
      <text:p text:style-name="P2"><text:text-input text:description="">${uc.userGroupPosition}</text:text-input>-<text:span text:style-name="T4">th</text:span></text:p>
      <text:p text:style-name="P1"><text:span text:style-name="T3">place</text:span>.</text:p>
      <text:p text:style-name="P1"/>
      <text:p text:style-name="P1"><text:span text:style-name="T3">Congratulations</text:span>!</text:p>
      <text:p text:style-name="P11"><text:span text:style-name="T1">Zematix </text:span><text:span text:style-name="T2">Te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1-11T15:34:21.375469911</dc:date>
    <meta:editing-duration>PT36M2S</meta:editing-duration>
    <meta:editing-cycles>7</meta:editing-cycles>
    <meta:document-statistic meta:table-count="0" meta:image-count="0" meta:object-count="0" meta:page-count="1" meta:paragraph-count="18" meta:word-count="45" meta:character-count="268" meta:non-whitespace-character-count="260"/>
  </office:meta>
</office:document-meta>
</file>